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dc57" officeooo:paragraph-rsid="0015dc57"/>
    </style:style>
    <style:style style:name="T1" style:family="text">
      <style:text-properties officeooo:rsid="001933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 to increasing capacity for for growing traffic :</text:p>
      <text:p text:style-name="P1">1-adding more cells, creating a complex structure of Heterogeneous and Small cell Networks (HetSNets)</text:p>
      <text:p text:style-name="P1">2-implementing techniques such as multiuser Multiple Input Multiple Output (MIMO) [3] as well as Massive MIMO [4], where numerous antennas simultaneously serve a number of users in the same time-frequency resource</text:p>
      <text:p text:style-name="P1">→ Interference problems/high cost</text:p>
      <text:p text:style-name="P1">meanwhile, the Average Revenue Per User (ARPU) stays flat or even decreases over time, as the typical user is more and more data-hungry but expects to pay less for data usag</text:p>
      <text:p text:style-name="P1"/>
      <text:p text:style-name="P1">**China Mobile estimates 72% of total power consumption originates from the cell sites</text:p>
      <text:p text:style-name="P1">**The distance between a RRH and a BBU can be extended up to 40 km, where the limitation is coming from processing and propagation delay</text:p>
      <text:p text:style-name="P1">**The ratio of sum of single base stations capacity to the capacity required in the pool is called statistical multiplexing gain.</text:p>
      <text:p text:style-name="P1">**”On the cells side, users can be switched between cells without constraints if the BBU Pool has capacity to support them, as capacity can be assigned dynamically from the pool.”</text:p>
      <text:p text:style-name="P1"/>
      <text:p text:style-name="P1">Colony RAN that can dynamically change the connections of BBUs and RRHs in respect to traffic demand</text:p>
      <text:p text:style-name="P1"/>
      <text:p text:style-name="P1">The BBU Pool needs to support 100 base stations for a medium sized urban network (coverage 5x5 km), 1000 base stations for 15x15 km</text:p>
      <text:p text:style-name="P1"/>
      <text:p text:style-name="P1">remain within the maximum distance (resulting from propagation and processing delay, up to 40 km) between RRH and BBU. However, a metropolitan area might be served by a few BBU Pools</text:p>
      <text:p text:style-name="P1"/>
      <text:p text:style-name="P1">serve 20-30% of office base stations and 70-80% of residential base stations <text:span text:style-name="T1">in one BBU P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8:20:04.334733790</meta:creation-date>
    <dc:date>2020-04-03T00:41:43.229811768</dc:date>
    <meta:editing-duration>PT4H40M5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66" meta:character-count="1613" meta:non-whitespace-character-count="1360"/>
  </office:meta>
</office:document-meta>
</file>